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516" officeooo:paragraph-rsid="001f3516"/>
    </style:style>
    <style:style style:name="T1" style:family="text">
      <style:text-properties officeooo:rsid="001f93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vin Daniel Escobar Monge 201730742: Lectura de archivos, creacion de prestamos, libros y estudiantes con su validacion de errores, <text:span text:style-name="T1">creacion de reportes.</text:span></text:p>
      <text:p text:style-name="P1"/>
      <text:p text:style-name="P1">Asael 201730192: Interfaz grafica, registro de informacion nueva desde interfaz grafica, <text:span text:style-name="T1">con su validacion de errores,</text:span> <text:span text:style-name="T1">creacion de repor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2:08:18.076475960</meta:creation-date>
    <dc:date>2019-07-31T12:20:17.680099086</dc:date>
    <meta:editing-duration>PT1M49S</meta:editing-duration>
    <meta:editing-cycles>1</meta:editing-cycles>
    <meta:document-statistic meta:table-count="0" meta:image-count="0" meta:object-count="0" meta:page-count="1" meta:paragraph-count="2" meta:word-count="41" meta:character-count="294" meta:non-whitespace-character-count="255"/>
    <meta:generator>LibreOffice/5.1.6.2$Linux_X86_64 LibreOffice_project/10m0$Build-2</meta:generator>
  </office:meta>
</office:document-meta>
</file>